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5000000C3B949D3CD8790201E.png" manifest:media-type="image/png"/>
  <manifest:file-entry manifest:full-path="Pictures/10000201000001680000017AF3CD8D383132B036.png" manifest:media-type="image/png"/>
  <manifest:file-entry manifest:full-path="Pictures/100002010000018D0000013FB02C2F2E9E1B9F3F.png" manifest:media-type="image/png"/>
  <manifest:file-entry manifest:full-path="Pictures/1000020100000780000003924D8C702883DA5B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0.039cm" svg:height="10.54cm" svg:x="8.981cm" svg:y="0.128cm">
          <draw:image xlink:href="Pictures/10000201000001680000017AF3CD8D383132B03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3.914cm" svg:height="11.176cm" svg:x="7.043cm" svg:y="0.508cm">
          <draw:image xlink:href="Pictures/100002010000018D0000013FB02C2F2E9E1B9F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18.049cm" svg:height="7.255cm" svg:x="4.976cm" svg:y="0.582cm">
          <draw:image xlink:href="Pictures/10000201000001E5000000C3B949D3CD879020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17.074cm" svg:height="8.128cm" svg:x="5.463cm" svg:y="0.508cm">
          <draw:image xlink:href="Pictures/1000020100000780000003924D8C702883DA5BB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10T19:01:55.983000000</dc:date>
    <meta:editing-duration>PT5M16S</meta:editing-duration>
    <meta:editing-cycles>3</meta:editing-cycles>
    <meta:document-statistic meta:object-count="43"/>
  </office:meta>
</office:document-meta>
</file>